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495b" officeooo:paragraph-rsid="0005495b"/>
    </style:style>
    <style:style style:name="P2" style:family="paragraph" style:parent-style-name="Standard">
      <style:text-properties officeooo:paragraph-rsid="0005495b"/>
    </style:style>
    <style:style style:name="P3" style:family="paragraph" style:parent-style-name="Standard">
      <style:text-properties officeooo:rsid="000619cb" officeooo:paragraph-rsid="000619cb"/>
    </style:style>
    <style:style style:name="P4" style:family="paragraph" style:parent-style-name="Standard" style:list-style-name="L1">
      <style:text-properties officeooo:rsid="0005495b" officeooo:paragraph-rsid="0005495b"/>
    </style:style>
    <style:style style:name="P5" style:family="paragraph" style:parent-style-name="Standard" style:list-style-name="L2">
      <style:text-properties officeooo:rsid="0005495b" officeooo:paragraph-rsid="0005495b"/>
    </style:style>
    <style:style style:name="P6" style:family="paragraph" style:parent-style-name="Standard" style:list-style-name="L3">
      <style:text-properties officeooo:rsid="0005495b" officeooo:paragraph-rsid="0005495b"/>
    </style:style>
    <style:style style:name="P7" style:family="paragraph" style:parent-style-name="Standard" style:list-style-name="L4">
      <style:text-properties officeooo:rsid="0005495b" officeooo:paragraph-rsid="0005495b"/>
    </style:style>
    <style:style style:name="P8" style:family="paragraph" style:parent-style-name="Standard" style:list-style-name="L5">
      <style:text-properties officeooo:rsid="0005495b" officeooo:paragraph-rsid="0005495b"/>
    </style:style>
    <style:style style:name="P9" style:family="paragraph" style:parent-style-name="Standard" style:list-style-name="L6">
      <style:text-properties officeooo:rsid="000619cb" officeooo:paragraph-rsid="000619cb"/>
    </style:style>
    <style:style style:name="P10" style:family="paragraph" style:parent-style-name="Standard">
      <style:text-properties officeooo:rsid="000619cb" officeooo:paragraph-rsid="000619cb"/>
    </style:style>
    <style:style style:name="P11" style:family="paragraph" style:parent-style-name="Standard">
      <style:text-properties officeooo:rsid="0006e048" officeooo:paragraph-rsid="0006e048"/>
    </style:style>
    <style:style style:name="P12" style:family="paragraph" style:parent-style-name="Standard" style:list-style-name="L7">
      <style:text-properties officeooo:rsid="0006e048" officeooo:paragraph-rsid="0006e0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02</text:p>
      <text:p text:style-name="P1"/>
      <text:p text:style-name="P1">Aula 01 – Texto</text:p>
      <text:p text:style-name="P1"/>
      <text:p text:style-name="P1">Fase 1 – Empatia</text:p>
      <text:p text:style-name="P1"/>
      <text:p text:style-name="P1">Nas materiais anteriores, conhecemos o Design Thinking com suas características e fases, que são: </text:p>
      <text:p text:style-name="P1"/>
      <text:list text:style-name="L1">
        <text:list-item>
          <text:p text:style-name="P4">Empatia; </text:p>
        </text:list-item>
        <text:list-item>
          <text:p text:style-name="P4">Definição; </text:p>
        </text:list-item>
        <text:list-item>
          <text:p text:style-name="P4">Ideação; </text:p>
        </text:list-item>
        <text:list-item>
          <text:p text:style-name="P4">Prototipação; </text:p>
        </text:list-item>
        <text:list-item>
          <text:p text:style-name="P4">Validação.</text:p>
        </text:list-item>
      </text:list>
      <text:p text:style-name="P2"/>
      <text:p text:style-name="P1">Empatia</text:p>
      <text:p text:style-name="P1"/>
      <text:p text:style-name="P1">A empatia ou imersão, que é a primeira fase, tem como objetivo principal entender qual é o problema que necessita ser solucionado pela equipe. Para isso, é essencial conhecer bem o problema, sua origem e os seus envolvidos. O primeiro passo dessa fase é realizar pesquisas com perguntas, que permitam conhecer e identificar comportamentos, pensamentos e atitudes das pessoas.</text:p>
      <text:p text:style-name="P1"/>
      <text:p text:style-name="P1">Empatia e suas etapas</text:p>
      <text:p text:style-name="P1"/>
      <text:p text:style-name="P1">Em um primeiro momento, podemos dividir a empatia em duas etapas para atingir a sua realização: preliminar e de profundidade. Para cada uma delas, há um conjunto de técnicas que podem auxiliar na coleta de dados.</text:p>
      <text:p text:style-name="P1"/>
      <text:p text:style-name="P1">Ao final da empatia, devemos ter informações suficientes para conseguirmos construir personas e mapas conceituais. Essas ferramentas vão permitir a utilização das informações de forma mais ágil e eficiente sempre que for necessário resolver algum novo problema que envolva o contexto explorado inicialmente.</text:p>
      <text:p text:style-name="P1"/>
      <text:p text:style-name="P1">Empatia: etapa preliminar</text:p>
      <text:p text:style-name="P1"/>
      <text:p text:style-name="P1">O primeiro passo na criação e desenvolvimento de qualquer projeto é a busca por informações para dominar um determinado tema, conhecer usuários e potenciais clientes. Para ter essas informações e propor ações assertivas, executar a etapa preliminar é imprescindível. </text:p>
      <text:p text:style-name="P1"/>
      <text:p text:style-name="P1">Ela vai permitir que perfis relevantes sejam identificados, que o contexto seja bem explorado e que as ações e proposições do projeto sejam significativas para o público.</text:p>
      <text:p text:style-name="P1"/>
      <text:p text:style-name="P1">A preliminar inicia com a identificação de um problema existente. A partir disso, a próxima ação é a exploração. Por meio de uma pesquisa exploratória, que busca entender as necessidades dos clientes, se estabelece nichos ou critérios de importância.</text:p>
      <text:p text:style-name="P1"/>
      <text:p text:style-name="P1">Por último, se realiza a pesquisa desk. Para ela, é necessário entender o que vem sendo falado sobre o tema que está sendo trabalhado. Assim, você faz buscas em sites, blogs, revistas, redes sociais e outras fontes confiáveis, para entender o contexto e as informações disponíveis sobre o problema levantado.</text:p>
      <text:p text:style-name="P1"/>
      <text:p text:style-name="P1">Empatia: etapa de profundidade</text:p>
      <text:p text:style-name="P1"><text:soft-page-break/>Com as informações obtidas e analisadas na fase preliminar, é possível elaborar um plano de pesquisa para coletar informações mais profundas. É na etapa de profundidade que as problemáticas são realmente evidenciadas. Assim, fornecendo suporte e direcionamento para possíveis soluções.</text:p>
      <text:p text:style-name="P1"/>
      <text:p text:style-name="P1">Para a próxima coleta de dados, podem ser utilizados registros (fotos ou vídeos), entrevistas, observações de campo, cadernos de sensibilização etc. O ideal é que quatro perguntas possam ser feitas para o público sobre o problema levantado: </text:p>
      <text:p text:style-name="P1"/>
      <text:list text:style-name="L2">
        <text:list-item>
          <text:p text:style-name="P5">O que falam sobre ele? </text:p>
        </text:list-item>
        <text:list-item>
          <text:p text:style-name="P5">O que pensam sobre ele? </text:p>
        </text:list-item>
        <text:list-item>
          <text:p text:style-name="P5">Como agem em relação a ele? </text:p>
        </text:list-item>
        <text:list-item>
          <text:p text:style-name="P5">Como se sentem em relação a ele?</text:p>
        </text:list-item>
      </text:list>
      <text:p text:style-name="P1"/>
      <text:p text:style-name="P1">Nas entrevistas, é importante que os entrevistados não se sintam pressionados e que fiquem confortáveis para responder com sinceridade. Por outro lado, na observação de campo, é necessário que o observador seja o mais discreto possível, não participando de conversas nem discussões, pois pode influenciar as respostas caso não siga esses critérios.</text:p>
      <text:p text:style-name="P1"/>
      <text:p text:style-name="P1">Já os cadernos de sensibilização permitem coletar informações mais pessoais como aspirações, sonhos, gostos e outras características. Ter a etapa da empatia bem estruturada fornece o pontapé inicial para alcançar as metas estabelecidas.</text:p>
      <text:p text:style-name="P1"/>
      <text:p text:style-name="P1">Aula 01 – Vídeo</text:p>
      <text:p text:style-name="P1"/>
      <text:p text:style-name="P1">Elaborando um mapa da empatia</text:p>
      <text:p text:style-name="P1"/>
      <text:p text:style-name="P1">A empatia é a primeira fase do Design Thinking, mas como criar um mapa da empatia para ajudar nesta primeira etapa?</text:p>
      <text:p text:style-name="P1"/>
      <text:p text:style-name="P1">O Mapa da Empatia é um recurso que resume visualmente o conjunto de dados e informações obtidos, capaz de destacar os pontos importantes e de definir uma persona. Por permitir que as empresas se coloquem no lugar dos clientes, essa ferramenta se torna extremamente útil nos primeiros passos do DT.</text:p>
      <text:p text:style-name="P1"/>
      <text:p text:style-name="P1">Perguntas base:</text:p>
      <text:p text:style-name="P1"/>
      <text:p text:style-name="P1">O que o nosso público-alvo:</text:p>
      <text:p text:style-name="P1"/>
      <text:list text:style-name="L3">
        <text:list-item>
          <text:p text:style-name="P6">Vê?</text:p>
        </text:list-item>
        <text:list-item>
          <text:p text:style-name="P6">Ouve?</text:p>
        </text:list-item>
        <text:list-item>
          <text:p text:style-name="P6">Sente?</text:p>
        </text:list-item>
        <text:list-item>
          <text:p text:style-name="P6">Faz?</text:p>
        </text:list-item>
        <text:list-item>
          <text:p text:style-name="P6">Fala?</text:p>
        </text:list-item>
        <text:list-item>
          <text:p text:style-name="P6">Quais as suas dores e necessidades?</text:p>
        </text:list-item>
      </text:list>
      <text:p text:style-name="P1"/>
      <text:p text:style-name="P1">O mapa deve ser preenchido com as respostas obtidas, que irão nos ajudar a conhecer o nosso público.</text:p>
      <text:p text:style-name="P1"/>
      <text:p text:style-name="P1">Entendendo as perguntas</text:p>
      <text:p text:style-name="P1"/>
      <text:list text:style-name="L4">
        <text:list-item>
          <text:p text:style-name="P7">O que é visto: buscamos identificar o contexto de uma ou mais pessoas, o que consomem de informação, perfis que seguem, relações que constroem;</text:p>
        </text:list-item>
        <text:list-item>
          <text:p text:style-name="P7"><text:soft-page-break/>O que elas ouvem: quais as suas influências, o que elas admiram e quais os gostos e meios pelos quais se comunicam;</text:p>
        </text:list-item>
        <text:list-item>
          <text:p text:style-name="P7">O que sentem e pensam: buscamos saber sobre suas aspirações, seus sonhos, preocupações e comportamentos;</text:p>
        </text:list-item>
        <text:list-item>
          <text:p text:style-name="P7">O que falem e como falam: nos permite identificar a linguagem que utilizam, seus interesses, hobbies e a forma como se comunicam.</text:p>
        </text:list-item>
      </text:list>
      <text:p text:style-name="P1"/>
      <text:p text:style-name="P1">Com esse conjunto de informações, conseguimos criar a nossa persona. Tudo o que foi pensado, proposto e elaborado deve estar alinhado com esse perfil traçado. Aqui, as dores e as necessidades tornam essas informações ainda mais completas.</text:p>
      <text:p text:style-name="P1"/>
      <text:list text:style-name="L5">
        <text:list-item>
          <text:p text:style-name="P8">Dores: o que incomoda a nossa persona, quais problemas a afetam, como ela sofre com isso e como enfrenta as dificuldades. Apesar de serem usadas de maneira metafórica, são as dores que permitem a criação de um diagnóstico do nosso público. Este diagnóstico nos fornece informações sobre as necessidades.</text:p>
        </text:list-item>
        <text:list-item>
          <text:p text:style-name="P8">Necessidades: o que pode deixar esta persona feliz, quais sonhos podem se realizar e quais problemas podem ser solucionados.</text:p>
        </text:list-item>
      </text:list>
      <text:p text:style-name="P1"/>
      <text:p text:style-name="P1">Analisar as respostas para estas perguntas nos permite adotar direcionamentos assertivos e eficazes. Para montar um mapa da empatia, não basta fazer perguntas, mas fazer as perguntas certas e obter respostas que agreguem sentido ao que buscamos realizar. Por isso, evite perguntas de sim ou não e passe a questionar sempre o porquê.</text:p>
      <text:p text:style-name="P1"/>
      <text:p text:style-name="P3">Aula 02 – Texto</text:p>
      <text:p text:style-name="P3"/>
      <text:p text:style-name="P3">Fase 2 – Definição</text:p>
      <text:p text:style-name="P3"/>
      <text:p text:style-name="P3">Na segunda fase do Design Thinking, encontramos a definição da problemática. Após escutar as necessidades dos clientes na fase da empatia, utilizamos as informações coletadas para agrupar as percepções em relação ao problema e desenvolver possíveis soluções alinhadas às expectativas dos clientes. Assim, se faz a análise, a organização e a sintetização destas informações.</text:p>
      <text:p text:style-name="P3"/>
      <text:p text:style-name="P3">Os momentos de análise e planejamento auxiliam no desenvolvimento de um produto inovador e assertivo. Neles, também podemos identificar as principais tendências do mercado, oportunidades e desafios que podem ser enfrentados durante a construção do produto.</text:p>
      <text:p text:style-name="P3"/>
      <text:p text:style-name="P3">Por isso, entender os detalhes que compõem a sua problemática possibilita um melhor direcionamento para a solução do seu problema. Além disso, vale ressaltar que o Design Thinking não segue uma sequência de instruções, podendo adotar diferentes caminhos dependendo da situação.</text:p>
      <text:p text:style-name="P3"/>
      <text:p text:style-name="P3">Trabalho em equipe</text:p>
      <text:p text:style-name="P3"/>
      <text:p text:style-name="P3">É importante que todo o grupo colabore e participe do processo. O Design Thinking incentia o trabalho em equipe e estimula o desenvolvimento de um ambiente acolhedor e respeitoso. Assim, todos podem expor suas opiniões sem julgamento. É recomendável que exista profissionais de diferentes áreas para que se possa ter diversas perspectivas diante do problema e soluções inovadoras.</text:p>
      <text:p text:style-name="P3"/>
      <text:p text:style-name="P3">Como definir um problema?</text:p>
      <text:p text:style-name="P3"/>
      <text:p text:style-name="P3"><text:soft-page-break/>Várias ferramentas podem ser utilizadas para definir um problema, como notas autoadesivas (para criar uma organização com base em similaridades e anotar insights), mapas conceituais, árvore de problemas, diamante duplo etc.</text:p>
      <text:p text:style-name="P3"/>
      <text:p text:style-name="P3">Elas possibilitam uma melhor compreensão e aprofundamento do problema para não criar soluções superficiais. O próprio Tim Brown (1962-) comenta em sua palestra Designers – Think Big sobre essa experiência de desenvolver produtos que em pouco tempo se tornam inúteis.</text:p>
      <text:p text:style-name="P3"/>
      <text:p text:style-name="P3">Os Cinco Porquês</text:p>
      <text:p text:style-name="P3"/>
      <text:p text:style-name="P3">Os cinco porquês é uma técnica muito utilizada para auxiliar na identificação da raiz do problema. Ela foi criada na década de 1930 através do sistema de produção da Toyota. O seu objetivo principal é perguntar o porquê do problema ter acontecido. A sua simplicidade, praticidade e eficiência tornam essa ferramenta útil para a fase de definição.</text:p>
      <text:p text:style-name="P3"/>
      <text:p text:style-name="P3">Vamos analisar o exemplo a seguir para compreender a técnica. Imagine que uma pessoa precisa transportar seu pet usando o serviço da Uber:</text:p>
      <text:p text:style-name="P3"/>
      <text:list text:style-name="L6">
        <text:list-item>
          <text:p text:style-name="P9">Por que as pessoas não conseguem transportar os seus animais de estimação pelo app da Uber?</text:p>
        </text:list-item>
        <text:list-item>
          <text:p text:style-name="P9">Por que a maioria dos motoristas cancelam as viagens quando se está levando um pet?</text:p>
        </text:list-item>
        <text:list-item>
          <text:p text:style-name="P9">Por que não existe a opção UberPet?</text:p>
        </text:list-item>
        <text:list-item>
          <text:p text:style-name="P9">Por que é preciso perguntar ao motorista se ele aceita animais no carro ou não?</text:p>
        </text:list-item>
        <text:list-item>
          <text:p text:style-name="P9">Por que não existe uma opção que seleciona apenas os motoristas que aceitam transportar animais?</text:p>
        </text:list-item>
      </text:list>
      <text:p text:style-name="P3"/>
      <text:p text:style-name="P3">Considerações finais</text:p>
      <text:p text:style-name="P3"/>
      <text:p text:style-name="P3">A partir dessa análise, é gerada uma definição mais clara do problema e os responsáveis podem elaborar planos de ação para desenvolver a sua solução. Por fim, podemos observar que a fase de definição é fundamental para dar continuidade a construção do projeto e contribuir para a melhoria de processos.</text:p>
      <text:p text:style-name="P3"/>
      <text:p text:style-name="P3">Aula 02 – Vídeo</text:p>
      <text:p text:style-name="P3"/>
      <text:p text:style-name="P3">Árvore de Problemas</text:p>
      <text:p text:style-name="P3"/>
      <text:p text:style-name="P3">Um dos principais desafios na abordagem do DT é desenvolver uma solução que seja viável e sustentável. Dessa forma, é importante aplicar estratégias que auxiliem na definição e no aprofundamento da problemática para a criação de produtos assertivos e inovadores.</text:p>
      <text:p text:style-name="P3"/>
      <text:p text:style-name="P3">A estratégia da Árvore de Problemas geralmente é utilizada na fase de Definição.</text:p>
      <text:p text:style-name="P3"/>
      <text:p text:style-name="P3">O processo de investigação é uma etapa fundamental para a compreensão das camadas mais profundas do problema a ser solucionado. Assim, a árvore de problemas é uma ferramenta que busca criar relações entre as causas e as consequências do desafio.</text:p>
      <text:p text:style-name="P3"/>
      <text:p text:style-name="P3">Quando encontramos um problema, instintivamente tentamos resolvê-lo o mais rápido possível. Porém, ao mudarmos o nosso foco e olhar mais para o desfio, podemos encontrar diversas formas de solucioná-lo.</text:p>
      <text:p text:style-name="P3"/>
      <text:p text:style-name="P3">Como podemos desenvolver uma árvore de problemas</text:p>
      <text:p text:style-name="P3"><text:soft-page-break/></text:p>
      <text:p text:style-name="P3">O primeiro passo é utilizar o desenho de uma árvore com raízes, tronco e galhos com folhas. Após essa representação visual, precisamos identificar a temática central, ou o problema que está visível neste primeiro momento.</text:p>
      <text:p text:style-name="P3"/>
      <text:p text:style-name="P3">Em seguida, iremos identificar as principais consequências que derivam dessa problemática. Aqui, é importante tentar desvendar consequências que possivelmente estão implícitas e registrá-las nas folhas da árvore.</text:p>
      <text:p text:style-name="P3"/>
      <text:p text:style-name="P3">Na parte das raízes, devemos explorar ao máximo as possíveis causas e fatores que geram este problema. Neste momento, devemos perguntar o porquê da raiz, para que possam surgir novas raízes e assim, novas causas. Para isso é importante buscar chegar às reais origens do desafio. Uma dica interessante é ligar causas e consequências para compreender melhor as suas relações. Dessa forma, é possível planejar várias alternativas para resolução do desafio.</text:p>
      <text:p text:style-name="P3"/>
      <text:p text:style-name="P3">Ao conhecer o problema, a equipe pode lidar com ele de maneira mais efetiva, permitindo a modificação dos objetivos para uma abordagem mais assertiva.</text:p>
      <text:p text:style-name="P3"/>
      <text:p text:style-name="P11">Aula 03 – Texto</text:p>
      <text:p text:style-name="P11"/>
      <text:p text:style-name="P11">Fase 3 – Ideação</text:p>
      <text:p text:style-name="P11"/>
      <text:p text:style-name="P11">A ideação é a terceira fase do Design Thinking. Nela, possibilidades e propostas são levantadas para solucionar os problemas delimitados e evidenciados na fase de definição. Para isso, são coletadas as ideias que respondem os questionamentos feitos e, a partir dessas respostas, proposições efetivas e relevantes são desenvolvidas.</text:p>
      <text:p text:style-name="P11"/>
      <text:p text:style-name="P11">Como iniciar o processo de ideação?</text:p>
      <text:p text:style-name="P11"/>
      <text:p text:style-name="P11"><text:s/>Para isso, é essencial que a criatividade e a inovação sejam fomentadas. Antes de iniciar, é necessário reunir a equipe e colocar em evidência as opiniões, ideias e perspectivas sobre os problemas destacados.</text:p>
      <text:p text:style-name="P11"/>
      <text:p text:style-name="P11">Para conseguir reunir o máximo de ideias em um tempo que não seja cansativo, é preciso um bom planejamento e organização para garantir que todas as propostas sejam apresentadas.</text:p>
      <text:p text:style-name="P11"/>
      <text:p text:style-name="P11">Planejando a ideação</text:p>
      <text:p text:style-name="P11"/>
      <text:p text:style-name="P11">Um bom planejamento permite estipular tempo e estratégias para auxiliar e sistematizar diálogos. Apesar de todas as ideias serem necessárias, é preciso ter uma síntese das mais relevantes no final.</text:p>
      <text:p text:style-name="P11"/>
      <text:p text:style-name="P11">Assim, uma possibilidade para iniciar esse processo é realizar um brainstorming. Essa técnica facilita que o máximo de possibilidades sejam pensadas em busca da mais assertiva.</text:p>
      <text:p text:style-name="P11"/>
      <text:p text:style-name="P11">Estratégias de ideação</text:p>
      <text:p text:style-name="P11"/>
      <text:p text:style-name="P11">Após o brainstorming, podem ser realizadas votações ou uma análise das ideias que possuem mais potencial de aplicação e geração de impactos positivos. Utilizar quadros visuais (físicos ou virtuais), post-its e outros materiais, facilita o desenvolvimento do processo. Também é possível criar cardápios de ideias aliados à construção de uma matriz de posicionamento.</text:p>
      <text:p text:style-name="P11"/>
      <text:p text:style-name="P11">Como ser mais criativo nas proposições?</text:p>
      <text:p text:style-name="P11"><text:soft-page-break/></text:p>
      <text:p text:style-name="P11">Para estimular processos criativos, como os necessários para a ideação, é preciso de alguns materiais. Para bons resultados, vale investir em imagens, papéis de diferentes cores, canetas coloridas para estimular expressões através de desenhos, esquemas ou outras formas visuais.</text:p>
      <text:p text:style-name="P11"/>
      <text:p text:style-name="P11">Lembrando que é fundamental manter coerência e relação com os dados coletados nas fases anteriores, sempre pensando nas necessidades do cliente.</text:p>
      <text:p text:style-name="P11"/>
      <text:p text:style-name="P11">Assertividade das propostas</text:p>
      <text:p text:style-name="P11"/>
      <text:p text:style-name="P11">A partir disso, percebe-se que a ideação não é caracterizada por ideias rasas e superficiais, mas é uma forma de representar soluções através de diferentes métodos. Por isso, criar ambientes criativos é tão essencial.</text:p>
      <text:p text:style-name="P11"/>
      <text:p text:style-name="P11">Construir um ecossistema colaborativo promove o alinhamento da equipe com as necessidades e problemas iniciais, favorecendo a efetividade e assertividade do produto final.</text:p>
      <text:p text:style-name="P11"/>
      <text:p text:style-name="P11">Aula 03 – Vídeo</text:p>
      <text:p text:style-name="P11"/>
      <text:p text:style-name="P11">Utilizando o brainstorming para a ideação</text:p>
      <text:p text:style-name="P11"/>
      <text:p text:style-name="P11">Quando estamos propondo ideias, é comum que sejam necessárias estratégias para estimular nossa criatividade. Nesta aula, veremos algumas possibilidades de utilização do brainstorming como técnica de idealizar soluções para problemas.</text:p>
      <text:p text:style-name="P11"/>
      <text:p text:style-name="P11">A técnica de brainstorming (tempestade de ideias) é bastante conhecida. Em resumo, ela consiste em apresentar o máximo de ideias e percepções sobre um problema. O Brainstorming não se preocupa em destacar ideias certas ou erradas, mas em apresentar todo tipo de pensamento que possa contribuir para a solução de um problema. Por isso, é importante que todas as ideias sejam apresentadas.</text:p>
      <text:p text:style-name="P11"/>
      <text:p text:style-name="P11">Após essa etapa, chega o momento de fazer uma seleção ou combinação de ideias. Nesse momento, serão analisadas e escolhidas ideias que sejam executáveis, relevantes e atendam às necessidades apresentadas inicialmente.</text:p>
      <text:p text:style-name="P11"/>
      <text:p text:style-name="P11">O brainstorming pode ser realizado de forma individual ou coletiva.</text:p>
      <text:p text:style-name="P11"/>
      <text:p text:style-name="P11">No processo individual, seu potencial criativo tende a ficar mais livre, já que não há riscos de críticas ou julgamentos de outras pessoas. Esse tipo é o mais efetivo para solucionar problemas simples ou ter uma lista de ideias.</text:p>
      <text:p text:style-name="P11"/>
      <text:p text:style-name="P11">No brainstorming coletivo, toda a equipe está pensando e apresentando ideias sobre um problema. Diferente do individual, o brainstorming coletivo é indicado para resolver questões complexas e aparentemente difíceis de resolver.</text:p>
      <text:p text:style-name="P11"/>
      <text:p text:style-name="P11">Ambos os tipos de brainstorming seguem regras semelhantes. É preciso atenção para não deixar que as propostas tomem conta, pois dessa forma, acaba sendo impossível avançar. Por isso, manter o foco no problema inicial é extremamente importante.</text:p>
      <text:p text:style-name="P11"/>
      <text:p text:style-name="P11">Para um bom resultado, também é importante montar quadros visuais, investir em estratégias de agrupamento de ideias, pensar em categorias e outras formas de organizar as ideias que surgiram.</text:p>
      <text:p text:style-name="P11"/>
      <text:p text:style-name="P11"><text:soft-page-break/>Apesar de ser uma tempestade de ideias, é preciso manter o propósito da busca. A concentração também precisa estar presente durante o processo. Mesmo que conflitos ou outros temas apareçam, se manter concentrado no propósito em comum ajuda a não se perder na imaginação.</text:p>
      <text:p text:style-name="P11"/>
      <text:p text:style-name="P11">Durante todos os momentos, tome notas e não perca os pontos mais importantes. Mesmo que uma ideia não seja tão boa naquele momento, ela pode ser relevante em outro.</text:p>
      <text:p text:style-name="P11"/>
      <text:p text:style-name="P11">Aula 04 – Prototipação</text:p>
      <text:p text:style-name="P11"/>
      <text:p text:style-name="P11">O que é prototipar?</text:p>
      <text:p text:style-name="P11"/>
      <text:p text:style-name="P11">Após as fases de empatia, definição e ideação, é necessário testar as criações e coletar os principais insights sobre elas. A prototipação é a melhor forma de realizar isso, pois ela permite uma validação inicial do que vem sendo desenvolvido. Ou seja, essa fase acontece antes da criação ser colocada efetivamente em circulação.</text:p>
      <text:p text:style-name="P11"/>
      <text:p text:style-name="P11">Assim, a prototipação dá forma ao que foi idealizado e proporciona uma visão de qual seria o comportamento dos usuários ou clientes diante do produto ou serviço que está sendo desenvolvido.</text:p>
      <text:p text:style-name="P11"/>
      <text:p text:style-name="P11">Estratégias de prototipação</text:p>
      <text:p text:style-name="P11"/>
      <text:p text:style-name="P11">Para a fase de prototipação, podem ser oferecidas versões simples e reduzidas do resultado final esperado. O objetivo é que as ideias saiam da imaginação, ganhando forma física e aplicável. Pensando nisso, a prototipação pode ser realizada de três formas: com baixa, média ou alta fidelidade. Essas formas estão relacionadas com o nível de similaridade que o protótipo possui com o produto final.</text:p>
      <text:p text:style-name="P11"/>
      <text:p text:style-name="P11">Fidelidade do projeto</text:p>
      <text:p text:style-name="P11"/>
      <text:p text:style-name="P11">Na prototipação de baixa fidelidade, a representação é mais próxima do conceito da ideação. Ela é feita através de esboços e rascunhos. Enquanto isso, por se basear nos aspectos essenciais do produto ou serviço, a representação de média fidelidade mostra um resultado parcial da ideação. Na alta fidelidade, temos a representação mais próxima possível do resultado final desejado, ou seja, possui um alto nível de semelhança com o que será o resultado final.</text:p>
      <text:p text:style-name="P11"/>
      <text:p text:style-name="P11">Variações do protótipo</text:p>
      <text:p text:style-name="P11"/>
      <text:p text:style-name="P11">Vale ressaltar que quanto maior o nível de fidelidade, maior será o custo da prototipação. Os protótipos mais fiéis ao resultado final são comumente utilizados para serem apresentados aos clientes externos ou para vender ideias.</text:p>
      <text:p text:style-name="P11"/>
      <text:p text:style-name="P11">Há muitas formas de realizar a prototipação, seja por meio de papel (desenhos e esquemas), de materiais de volume (lego, maquetes etc) ou de simulações.</text:p>
      <text:p text:style-name="P11"/>
      <text:p text:style-name="P11">Contexto do protótipos</text:p>
      <text:p text:style-name="P11"/>
      <text:p text:style-name="P11">Outro tipo de variação é quanto ao contexto, pois os protótipos podem envolver usuários e ambientes diferentes.</text:p>
      <text:p text:style-name="P11"/>
      <text:list text:style-name="L7">
        <text:list-item>
          <text:p text:style-name="P12">Restrito: é realizado em um contexto controlado;</text:p>
        </text:list-item>
        <text:list-item>
          <text:p text:style-name="P12">Geral: é realizado com qualquer usuário e ambiente;</text:p>
        </text:list-item>
        <text:list-item>
          <text:p text:style-name="P12">Parcial: é realizado com um usuário final ou no ambiente final;</text:p>
        </text:list-item>
        <text:list-item>
          <text:p text:style-name="P12"><text:soft-page-break/>Total: é realizado com um usuário final no ambiente final.</text:p>
        </text:list-item>
      </text:list>
      <text:p text:style-name="P11"/>
      <text:p text:style-name="P11">Vantagens da prototipação</text:p>
      <text:p text:style-name="P11"/>
      <text:p text:style-name="P11">É a partir dos resultados obtidos na prototipação que o produto oferecido adquire maior assertividade. Não são apenas os resultados positivos que contribuem para o bom desempenho dos produtos, resultados negativos obtidos na prototipação podem indicar possíveis melhorias, que garantirão maior eficiência no resultado final.</text:p>
      <text:p text:style-name="P11"/>
      <text:p text:style-name="P11">Utilizar protótipos permite que ajustes sejam facilmente realizados, sem colocar em risco a necessidade de mudar o produto ou serviço após sua entrada no mercado. Escolher a melhor estratégia de prototipação auxilia a reduzir incertezas e desenvolver produtos efetivos.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5:34:11.261000000</meta:creation-date>
    <dc:date>2022-11-23T19:01:04.426000000</dc:date>
    <meta:editing-duration>PT4H22M27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8" meta:paragraph-count="130" meta:word-count="2826" meta:character-count="18110" meta:non-whitespace-character-count="15422"/>
  </office:meta>
</office:document-meta>
</file>